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118in"/>
    </style:style>
    <style:style style:name="co3" style:family="table-column">
      <style:table-column-properties fo:break-before="auto" style:column-width="2.4016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0.8898in"/>
    </style:style>
    <style:style style:name="co6" style:family="table-column">
      <style:table-column-properties fo:break-before="auto" style:column-width="0.7827in"/>
    </style:style>
    <style:style style:name="co7" style:family="table-column">
      <style:table-column-properties fo:break-before="auto" style:column-width="0.9217in"/>
    </style:style>
    <style:style style:name="co8" style:family="table-column">
      <style:table-column-properties fo:break-before="auto" style:column-width="1.2972in"/>
    </style:style>
    <style:style style:name="co9" style:family="table-column">
      <style:table-column-properties fo:break-before="auto" style:column-width="3.52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7252in" fo:break-before="auto" style:use-optimal-row-height="fals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3626in" fo:break-before="auto" style:use-optimal-row-height="false"/>
    </style:style>
    <style:style style:name="ro7" style:family="table-row">
      <style:table-row-properties style:row-height="0.6839in" fo:break-before="auto" style:use-optimal-row-height="false"/>
    </style:style>
    <style:style style:name="ro8" style:family="table-row">
      <style:table-row-properties style:row-height="0.5181in" fo:break-before="auto" style:use-optimal-row-height="false"/>
    </style:style>
    <style:style style:name="ro9" style:family="table-row">
      <style:table-row-properties style:row-height="0.6634in" fo:break-before="auto" style:use-optimal-row-height="fals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1.1091in" fo:break-before="auto" style:use-optimal-row-height="true"/>
    </style:style>
    <style:style style:name="ro13" style:family="table-row">
      <style:table-row-properties style:row-height="0.4972in" fo:break-before="auto" style:use-optimal-row-height="false"/>
    </style:style>
    <style:style style:name="ro14" style:family="table-row">
      <style:table-row-properties style:row-height="0.3417in" fo:break-before="auto" style:use-optimal-row-height="false"/>
    </style:style>
    <style:style style:name="ro15" style:family="table-row">
      <style:table-row-properties style:row-height="1.5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color="#bf0041"/>
    </style:style>
    <style:style style:name="ce3" style:family="table-cell" style:parent-style-name="Default">
      <style:text-properties fo:color="#c9211e"/>
    </style:style>
    <style:style style:name="ce4" style:family="table-cell" style:parent-style-name="Default">
      <style:text-properties fo:color="#000000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fo:color="#c9211e" style:font-name="F" fo:font-size="12pt"/>
    </style:style>
    <style:style style:name="ce11" style:family="table-cell" style:parent-style-name="Default">
      <style:table-cell-properties fo:wrap-option="wrap"/>
      <style:text-properties fo:color="#c9211e"/>
    </style:style>
    <style:style style:name="ce12" style:family="table-cell" style:parent-style-name="Default">
      <style:table-cell-properties fo:wrap-option="wrap"/>
      <style:text-properties fo:color="#c9211e" fo:font-weight="bold" style:font-weight-asian="bold" style:font-weight-complex="bold"/>
    </style:style>
    <style:style style:name="ce1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20" style:family="table-cell" style:parent-style-name="Default" style:data-style-name="N61">
      <style:text-properties fo:color="#bf0041"/>
    </style:style>
    <style:style style:name="ce23" style:family="table-cell" style:parent-style-name="Default" style:data-style-name="N61">
      <style:text-properties fo:color="#c9211e"/>
    </style:style>
    <style:style style:name="ce24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fo:color="#5983b0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26" style:family="table-cell" style:parent-style-name="Default">
      <style:table-cell-properties fo:wrap-option="wrap"/>
      <style:text-properties fo:color="#000000"/>
    </style:style>
    <style:style style:name="ce17" style:family="table-cell" style:parent-style-name="Default" style:data-style-name="N61"/>
    <style:style style:name="ce18" style:family="table-cell" style:parent-style-name="Default" style:data-style-name="N61">
      <style:text-properties fo:color="#c9211e"/>
    </style:style>
    <style:style style:name="ce22" style:family="table-cell" style:parent-style-name="Default" style:data-style-name="N61">
      <style:text-properties fo:color="#bf0041"/>
    </style:style>
    <style:style style:name="ce30" style:family="table-cell" style:parent-style-name="Default" style:data-style-name="N61">
      <style:text-properties fo:color="#000000"/>
    </style:style>
    <style:style style:name="ce21" style:family="table-cell" style:parent-style-name="Default" style:data-style-name="N61">
      <style:text-properties fo:color="#000000"/>
    </style:style>
    <style:style style:name="ce32" style:family="table-cell" style:parent-style-name="Default">
      <style:table-cell-properties fo:wrap-option="wrap"/>
      <style:text-properties fo:color="#bf0041"/>
    </style:style>
    <style:style style:name="ce19" style:family="table-cell" style:parent-style-name="Default">
      <style:table-cell-properties fo:wrap-option="wrap"/>
      <style:text-properties fo:color="#000000"/>
    </style:style>
    <style:style style:name="T1" style:family="text">
      <style:text-properties style:font-weight-asian="normal" style:font-weight-complex="normal" style:font-name-asian="JetBrains Mono" style:font-name-complex="JetBrains Mono" fo:font-size="10pt" fo:font-weight="normal" fo:color="#9876aa" style:font-size-asian="10pt" style:font-size-complex="10pt" fo:font-style="normal" style:font-style-complex="normal" style:font-style-asian="normal"/>
    </style:style>
    <style:style style:name="T2" style:family="text">
      <style:text-properties style:font-weight-asian="normal" style:font-weight-complex="normal" style:font-name-asian="JetBrains Mono" style:font-name-complex="JetBrains Mono" fo:font-size="10pt" fo:font-weight="normal" style:font-size-asian="10pt" style:font-size-complex="10pt" fo:font-style="normal" style:font-style-complex="normal" style:font-style-asian="normal" fo:color="#a9b7c6"/>
    </style:style>
    <style:style style:name="T3" style:family="text">
      <style:text-properties style:font-weight-asian="normal" style:font-weight-complex="normal" style:font-name-asian="JetBrains Mono" style:font-name-complex="JetBrains Mono" fo:font-size="10pt" fo:font-weight="normal" style:font-size-asian="10pt" style:font-size-complex="10pt" fo:font-style="normal" style:font-style-complex="normal" style:font-style-asian="normal" fo:color="#6897bb"/>
    </style:style>
    <style:style style:name="T4" style:family="text">
      <style:text-properties style:font-weight-asian="normal" style:font-weight-complex="normal" style:font-name-asian="JetBrains Mono" style:font-name-complex="JetBrains Mono" fo:font-size="10pt" fo:font-weight="normal" style:font-size-asian="10pt" style:font-size-complex="10pt" fo:font-style="normal" style:font-style-complex="normal" style:font-style-asian="normal" fo:color="#cc7832"/>
    </style:style>
    <style:style style:name="T5" style:family="text">
      <style:text-properties style:font-weight-asian="normal" style:font-weight-complex="normal" style:font-name-asian="JetBrains Mono" style:font-name-complex="JetBrains Mono" fo:font-size="10pt" fo:font-weight="normal" style:font-size-asian="10pt" style:font-size-complex="10pt" fo:font-style="normal" style:font-style-complex="normal" style:font-style-asian="normal" fo:color="#9876aa"/>
    </style:style>
    <style:style style:name="T6" style:family="text">
      <style:text-properties style:font-weight-asian="normal" style:font-weight-complex="normal" style:font-name-asian="JetBrains Mono" style:font-name-complex="JetBrains Mono" fo:font-size="10pt" fo:font-weight="normal" style:font-size-asian="10pt" style:font-size-complex="10pt" fo:font-style="normal" style:font-style-complex="normal" style:font-style-asian="normal" fo:color="#808080"/>
    </style:style>
    <style:style style:name="T7" style:family="text">
      <style:text-properties style:font-size-asian="10pt" style:font-size-complex="10pt" style:font-weight-asian="normal" style:font-weight-complex="normal" style:font-name-asian="JetBrains Mono" style:font-name-complex="JetBrains Mono" fo:font-size="10pt" fo:font-weight="normal" fo:font-style="normal" style:font-style-complex="normal" fo:color="#9876aa" style:font-name="JetBrains Mono" style:font-style-asian="normal"/>
    </style:style>
    <style:style style:name="T8" style:family="text">
      <style:text-properties style:font-size-asian="10pt" style:font-size-complex="10pt" style:font-weight-asian="normal" style:font-weight-complex="normal" style:font-name-asian="JetBrains Mono" style:font-name-complex="JetBrains Mono" fo:font-size="10pt" fo:font-weight="normal" fo:font-style="normal" style:font-style-complex="normal" style:font-name="JetBrains Mono" style:font-style-asian="normal" fo:color="#a9b7c6"/>
    </style:style>
    <style:style style:name="T9" style:family="text">
      <style:text-properties style:font-size-asian="10pt" style:font-size-complex="10pt" style:font-weight-asian="normal" style:font-weight-complex="normal" style:font-name-asian="JetBrains Mono" style:font-name-complex="JetBrains Mono" fo:font-size="10pt" fo:font-weight="normal" fo:font-style="normal" style:font-style-complex="normal" style:font-name="JetBrains Mono" style:font-style-asian="normal" fo:color="#6897bb"/>
    </style:style>
    <style:style style:name="T10" style:family="text">
      <style:text-properties style:font-size-asian="10pt" style:font-size-complex="10pt" style:font-weight-asian="normal" style:font-weight-complex="normal" style:font-name-asian="JetBrains Mono" style:font-name-complex="JetBrains Mono" fo:font-size="10pt" fo:font-weight="normal" fo:font-style="normal" style:font-style-complex="normal" style:font-name="JetBrains Mono" style:font-style-asian="normal" fo:color="#cc7832"/>
    </style:style>
    <style:style style:name="T11" style:family="text">
      <style:text-properties style:font-size-asian="10pt" style:font-size-complex="10pt" style:font-weight-asian="normal" style:font-weight-complex="normal" style:font-name-asian="JetBrains Mono" style:font-name-complex="JetBrains Mono" fo:font-size="10pt" fo:font-weight="normal" fo:font-style="normal" style:font-style-complex="normal" style:font-name="JetBrains Mono" style:font-style-asian="normal" fo:color="#808080"/>
    </style:style>
    <style:style style:name="T12" style:family="text">
      <style:text-properties style:font-size-asian="10pt" style:font-size-complex="10pt" style:font-weight-asian="normal" style:font-weight-complex="normal" style:font-name-asian="JetBrains Mono" style:font-name-complex="JetBrains Mono" fo:font-size="10pt" fo:font-weight="normal" fo:font-style="normal" style:font-style-complex="normal" style:font-name="JetBrains Mono" style:font-style-asian="normal" fo:color="#9876a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tests on Google Pixel</text:p>
          </table:table-cell>
          <table:table-cell office:value-type="string" calcext:value-type="string">
            <text:p><text:s/>Duration = 10 min</text:p>
          </table:table-cell>
          <table:table-cell table:style-name="Default" office:value-type="string" calcext:value-type="string">
            <text:p>Three sockets [0-5] [6] [7]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First Observation test : </text:p>
          </table:table-cell>
          <table:table-cell table:style-name="ce15" office:value-type="string" office:string-value="simulation_sleep_time_ms = 60; simulation_sampling = 1000; simulation_recovery_time = 10;" calcext:value-type="string">
            <text:p><text:span text:style-name="T1">simulation_sleep_time_ms </text:span><text:span text:style-name="T2">= </text:span><text:span text:style-name="T3">60</text:span><text:span text:style-name="T4">; </text:span><text:span text:style-name="T5">simulation_sampling </text:span><text:span text:style-name="T2">= </text:span><text:span text:style-name="T3">1000</text:span><text:span text:style-name="T4">; </text:span><text:span text:style-name="T6"/><text:span text:style-name="T5">simulation_recovery_time </text:span><text:span text:style-name="T2">= </text:span><text:span text:style-name="T3">10</text:span><text:span text:style-name="T4">;</text:span>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3">
          <table:table-cell/>
          <table:table-cell office:value-type="string" calcext:value-type="string">
            <text:p>Number of threads</text:p>
          </table:table-cell>
          <table:table-cell table:style-name="ce5" office:value-type="string" calcext:value-type="string">
            <text:p>Old workload (badly computed in program)</text:p>
          </table:table-cell>
          <table:table-cell table:style-name="Default" office:value-type="string" calcext:value-type="string">
            <text:p>new workload</text:p>
          </table:table-cell>
          <table:table-cell table:style-name="ce5" office:value-type="string" calcext:value-type="string">
            <text:p>CPU consumption</text:p>
          </table:table-cell>
          <table:table-cell table:style-name="ce5" office:value-type="string" calcext:value-type="string">
            <text:p>Including smearing </text:p>
          </table:table-cell>
          <table:table-cell table:style-name="ce5" office:value-type="string" calcext:value-type="string">
            <text:p>Computed drain</text:p>
          </table:table-cell>
          <table:table-cell office:value-type="string" calcext:value-type="string">
            <text:p>temperatures</text:p>
          </table:table-cell>
          <table:table-cell office:value-type="string" calcext:value-type="string">
            <text:p>cores_freq (1-8)</text:p>
          </table:table-cell>
          <table:table-cell table:number-columns-repeated="1015"/>
        </table:table-row>
        <table:table-row table:style-name="ro4">
          <table:table-cell/>
          <table:table-cell table:style-name="ce6" office:value-type="string" calcext:value-type="string" table:number-columns-spanned="1" table:number-rows-spanned="2">
            <text:p>2 threads on little cores: One interactive thread and one CPU intensive thread</text:p>
          </table:table-cell>
          <table:table-cell office:value-type="float" office:value="256963" calcext:value-type="float">
            <text:p>256963</text:p>
          </table:table-cell>
          <table:table-cell office:value-type="float" office:value="197376567712.112" calcext:value-type="float">
            <text:p>1.97E+11</text:p>
          </table:table-cell>
          <table:table-cell office:value-type="float" office:value="57.7" calcext:value-type="float" table:number-columns-spanned="1" table:number-rows-spanned="2">
            <text:p>57.7</text:p>
          </table:table-cell>
          <table:table-cell office:value-type="float" office:value="78.3" calcext:value-type="float" table:number-columns-spanned="1" table:number-rows-spanned="2">
            <text:p>78.3</text:p>
          </table:table-cell>
          <table:table-cell office:value-type="float" office:value="80.5" calcext:value-type="float" table:number-columns-spanned="1" table:number-rows-spanned="2">
            <text:p>80.5</text:p>
          </table:table-cell>
          <table:table-cell table:style-name="ce5" office:value-type="string" calcext:value-type="string">
            <text:p>30000.0, 30000.0, 30000.0, 30000.0, 30000.0, 30000.0, 30000.0, 30000.0, 30000.0, 30000.0, 30000.0, 30000.0, 30000.0, 30000.0, 30000.0, 30000.0, 30000.0, 30000.0, 30000.0, 30000.0</text:p>
          </table:table-cell>
          <table:table-cell table:style-name="ce5"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number-columns-repeated="1015"/>
        </table:table-row>
        <table:table-row table:style-name="ro5">
          <table:table-cell table:style-name="ce1"/>
          <table:covered-table-cell/>
          <table:table-cell office:value-type="float" office:value="226002" calcext:value-type="float">
            <text:p>226002</text:p>
          </table:table-cell>
          <table:table-cell office:value-type="float" office:value="151039617835.517" calcext:value-type="float">
            <text:p>1.51E+11</text:p>
          </table:table-cell>
          <table:covered-table-cell table:number-columns-repeated="3"/>
          <table:table-cell table:style-name="ce1"/>
          <table:table-cell table:style-name="ce19"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style-name="ce1" table:number-columns-repeated="1015"/>
        </table:table-row>
        <table:table-row table:style-name="ro5">
          <table:table-cell table:style-name="ce3"/>
          <table:table-cell table:style-name="ce3" office:value-type="string" calcext:value-type="string">
            <text:p>Result</text:p>
          </table:table-cell>
          <table:table-cell table:style-name="ce3" table:formula="of:=AVERAGE([.C6:.C7])" office:value-type="float" office:value="241482.5" calcext:value-type="float">
            <text:p>241482.5</text:p>
          </table:table-cell>
          <table:table-cell table:style-name="ce18" table:formula="of:=SUM([.D6:.D7])" office:value-type="float" office:value="348416185547.628" calcext:value-type="float">
            <text:p>3.48E+11</text:p>
          </table:table-cell>
          <table:table-cell table:style-name="ce3" table:formula="of:=[.E6]" office:value-type="float" office:value="57.7" calcext:value-type="float">
            <text:p>57.7</text:p>
          </table:table-cell>
          <table:table-cell table:style-name="ce3" table:formula="of:=[.F6]" office:value-type="float" office:value="78.3" calcext:value-type="float">
            <text:p>78.3</text:p>
          </table:table-cell>
          <table:table-cell table:style-name="ce3" table:formula="of:=[.G6]" office:value-type="float" office:value="80.5" calcext:value-type="float">
            <text:p>80.5</text:p>
          </table:table-cell>
          <table:table-cell table:style-name="ce4"/>
          <table:table-cell table:style-name="ce19"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style-name="ce4" table:number-columns-repeated="1015"/>
        </table:table-row>
        <table:table-row table:style-name="ro5">
          <table:table-cell table:number-columns-repeated="8"/>
          <table:table-cell table:style-name="ce5"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number-columns-repeated="1015"/>
        </table:table-row>
        <table:table-row table:style-name="ro5">
          <table:table-cell table:style-name="ce1"/>
          <table:table-cell table:number-columns-repeated="6"/>
          <table:table-cell table:style-name="ce1"/>
          <table:table-cell table:style-name="ce19"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style-name="ce1" table:number-columns-repeated="1015"/>
        </table:table-row>
        <table:table-row table:style-name="ro5">
          <table:table-cell table:number-columns-repeated="8"/>
          <table:table-cell table:style-name="ce5"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number-columns-repeated="1015"/>
        </table:table-row>
        <table:table-row table:style-name="ro5">
          <table:table-cell table:style-name="ce1" table:number-columns-repeated="3"/>
          <table:table-cell table:style-name="ce22"/>
          <table:table-cell table:style-name="ce1" table:number-columns-repeated="4"/>
          <table:table-cell table:style-name="ce19" office:value-type="string" calcext:value-type="string">
            <text:p>652800.0,652800.0,652800.0,652800.0,652800.0,652800.0,652800.0,652800.0,652800.0,652800.0,652800.0,652800.0,652800.0,652800.0,652800.0,652800.0,652800.0,652800.0,652800.0,652800.0</text:p>
          </table:table-cell>
          <table:table-cell table:style-name="ce1" table:number-columns-repeated="1015"/>
        </table:table-row>
        <table:table-row table:style-name="ro5">
          <table:table-cell/>
          <table:table-cell table:style-name="ce6"/>
          <table:table-cell table:number-columns-repeated="6"/>
          <table:table-cell table:style-name="ce5" office:value-type="string" calcext:value-type="string">
            <text:p>806400.0,1094400.0,806400.0,806400.0,806400.0,806400.0,806400.0,806400.0,806400.0,806400.0,806400.0,806400.0,806400.0,806400.0,806400.0,806400.0,806400.0,806400.0,806400.0,806400.0</text:p>
          </table:table-cell>
          <table:table-cell table:number-columns-repeated="1015"/>
        </table:table-row>
        <table:table-row table:style-name="ro5">
          <table:table-cell table:style-name="ce1"/>
          <table:table-cell table:style-name="ce6" office:value-type="string" calcext:value-type="string" table:number-columns-spanned="1" table:number-rows-spanned="2">
            <text:p>One interactive thread on little core and one CPU intensive thread on big core</text:p>
          </table:table-cell>
          <table:table-cell office:value-type="float" office:value="492589" calcext:value-type="float">
            <text:p>492589</text:p>
          </table:table-cell>
          <table:table-cell office:value-type="float" office:value="764782322968.648" calcext:value-type="float">
            <text:p>7.65E+11</text:p>
          </table:table-cell>
          <table:table-cell office:value-type="float" office:value="51.2" calcext:value-type="float" table:number-columns-spanned="1" table:number-rows-spanned="2">
            <text:p>51.2</text:p>
          </table:table-cell>
          <table:table-cell office:value-type="float" office:value="71.9" calcext:value-type="float" table:number-columns-spanned="1" table:number-rows-spanned="2">
            <text:p>71.9</text:p>
          </table:table-cell>
          <table:table-cell office:value-type="float" office:value="74.1" calcext:value-type="float" table:number-columns-spanned="1" table:number-rows-spanned="2">
            <text:p>74.1</text:p>
          </table:table-cell>
          <table:table-cell table:style-name="ce5" office:value-type="string" calcext:value-type="string">
            <text:p>29000.0, 29000.0, 29000.0, 29000.0, 29000.0, 29000.0, 29000.0, 29000.0, 29000.0, 29000.0, 29000.0, 29000.0, 29000.0, 29000.0, 29000.0, 29000.0, 29000.0, 29000.0, 29000.0, 29000.0</text:p>
          </table:table-cell>
          <table:table-cell table:style-name="ce26"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style-name="ce1" table:number-columns-repeated="1015"/>
        </table:table-row>
        <table:table-row table:style-name="ro5">
          <table:table-cell/>
          <table:covered-table-cell/>
          <table:table-cell office:value-type="float" office:value="600001" calcext:value-type="float">
            <text:p>600001</text:p>
          </table:table-cell>
          <table:table-cell office:value-type="float" office:value="166500766580.793" calcext:value-type="float">
            <text:p>1.67E+11</text:p>
          </table:table-cell>
          <table:covered-table-cell table:number-columns-repeated="3"/>
          <table:table-cell table:style-name="ce1"/>
          <table:table-cell table:style-name="ce26"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number-columns-repeated="1015"/>
        </table:table-row>
        <table:table-row table:style-name="ro5">
          <table:table-cell/>
          <table:table-cell table:style-name="ce3" office:value-type="string" calcext:value-type="string">
            <text:p>Result</text:p>
          </table:table-cell>
          <table:table-cell table:style-name="ce3"/>
          <table:table-cell table:style-name="ce18" table:formula="of:=SUM([.D14:.D15])" office:value-type="float" office:value="931283089549.441" calcext:value-type="float">
            <text:p>9.31E+11</text:p>
          </table:table-cell>
          <table:table-cell table:style-name="ce3" table:formula="of:=[.E14]" office:value-type="float" office:value="51.2" calcext:value-type="float">
            <text:p>51.2</text:p>
          </table:table-cell>
          <table:table-cell table:style-name="ce3" table:formula="of:=[.F14]" office:value-type="float" office:value="71.9" calcext:value-type="float">
            <text:p>71.9</text:p>
          </table:table-cell>
          <table:table-cell table:style-name="ce3" table:formula="of:=[.G14]" office:value-type="float" office:value="74.1" calcext:value-type="float">
            <text:p>74.1</text:p>
          </table:table-cell>
          <table:table-cell table:style-name="ce4"/>
          <table:table-cell table:style-name="ce26"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4"/>
          <table:table-cell table:style-name="ce30"/>
          <table:table-cell table:style-name="ce4" table:number-columns-repeated="4"/>
          <table:table-cell table:style-name="ce26"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4"/>
          <table:table-cell table:style-name="ce30"/>
          <table:table-cell table:style-name="ce4" table:number-columns-repeated="4"/>
          <table:table-cell table:style-name="ce26"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number-columns-repeated="1015"/>
        </table:table-row>
        <table:table-row table:style-name="ro5">
          <table:table-cell table:style-name="ce3" table:number-columns-repeated="2"/>
          <table:table-cell table:style-name="ce4"/>
          <table:table-cell table:style-name="ce30"/>
          <table:table-cell table:style-name="ce4" table:number-columns-repeated="4"/>
          <table:table-cell table:style-name="ce26"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style-name="ce3" table:number-columns-repeated="1015"/>
        </table:table-row>
        <table:table-row table:style-name="ro5">
          <table:table-cell table:number-columns-repeated="8"/>
          <table:table-cell table:style-name="ce5" office:value-type="string" calcext:value-type="string">
            <text:p>652800.0,652800.0,652800.0,652800.0,652800.0,652800.0,652800.0,652800.0,652800.0,652800.0,652800.0,652800.0,652800.0,652800.0,652800.0,652800.0,652800.0,652800.0,652800.0,652800.0</text:p>
          </table:table-cell>
          <table:table-cell table:number-columns-repeated="1015"/>
        </table:table-row>
        <table:table-row table:style-name="ro6">
          <table:table-cell table:number-columns-repeated="8"/>
          <table:table-cell table:style-name="ce5" office:value-type="string" calcext:value-type="string">
            <text:p>2400000.0,2400000.0,2400000.0,2400000.0,2400000.0,2400000.0,2400000.0,2400000.0,2400000.0,2400000.0,2400000.0,2400000.0,2400000.0,2400000.0,2400000.0,2400000.0,2400000.0,2400000.0,2400000.0,2400000.0</text:p>
          </table:table-cell>
          <table:table-cell table:number-columns-repeated="1015"/>
        </table:table-row>
        <table:table-row table:style-name="ro7">
          <table:table-cell table:style-name="ce1"/>
          <table:table-cell table:style-name="ce6" office:value-type="string" calcext:value-type="string" table:number-columns-spanned="1" table:number-rows-spanned="2">
            <text:p>Two threads, one interactive thread and another BE thread, both on big cores</text:p>
          </table:table-cell>
          <table:table-cell office:value-type="float" office:value="488675" calcext:value-type="float">
            <text:p>488675</text:p>
          </table:table-cell>
          <table:table-cell office:value-type="float" office:value="752200795156.203" calcext:value-type="float">
            <text:p>7.52E+11</text:p>
          </table:table-cell>
          <table:table-cell office:value-type="float" office:value="36.4" calcext:value-type="float" table:number-columns-spanned="1" table:number-rows-spanned="2">
            <text:p>36.4</text:p>
          </table:table-cell>
          <table:table-cell office:value-type="float" office:value="55.6" calcext:value-type="float" table:number-columns-spanned="1" table:number-rows-spanned="2">
            <text:p>55.6</text:p>
          </table:table-cell>
          <table:table-cell office:value-type="float" office:value="121" calcext:value-type="float" table:number-columns-spanned="1" table:number-rows-spanned="2">
            <text:p>121</text:p>
          </table:table-cell>
          <table:table-cell table:style-name="ce32" office:value-type="string" calcext:value-type="string">
            <text:p>30000.0, 30000.0, 30000.0, 30000.0, 30000.0, 30000.0, 30000.0, 30000.0, 30000.0, 30000.0, 30000.0, 30000.0, 30000.0, 30000.0, 30000.0, 30000.0, 30000.0, 30000.0, 30000.0, 30000.0</text:p>
          </table:table-cell>
          <table:table-cell table:style-name="ce32" office:value-type="string" calcext:value-type="string">
            <text:p>1804800.0,1363200.0,1804800.0,1363200.0,864000.0,864000.0,1804800.0,864000.0,576000.0,576000.0,576000.0,576000.0,576000.0,576000.0,576000.0,576000.0,576000.0,576000.0,576000.0,576000.0</text:p>
          </table:table-cell>
          <table:table-cell table:style-name="ce1" table:number-columns-repeated="1015"/>
        </table:table-row>
        <table:table-row table:style-name="ro8">
          <table:table-cell/>
          <table:covered-table-cell/>
          <table:table-cell office:value-type="float" office:value="600001" calcext:value-type="float">
            <text:p>600001</text:p>
          </table:table-cell>
          <table:table-cell office:value-type="float" office:value="637824574626.458" calcext:value-type="float">
            <text:p>6.38E+11</text:p>
          </table:table-cell>
          <table:covered-table-cell table:number-columns-repeated="3"/>
          <table:table-cell/>
          <table:table-cell table:style-name="ce5" office:value-type="string" calcext:value-type="string">
            <text:p>1804800.0,1363200.0,1804800.0,1363200.0,864000.0,864000.0,1804800.0,864000.0,576000.0,576000.0,576000.0,576000.0,576000.0,576000.0,576000.0,576000.0,576000.0,576000.0,576000.0,576000.0</text:p>
          </table:table-cell>
          <table:table-cell table:number-columns-repeated="1015"/>
        </table:table-row>
        <table:table-row table:style-name="ro9">
          <table:table-cell table:style-name="ce4"/>
          <table:table-cell table:style-name="ce3" office:value-type="string" calcext:value-type="string">
            <text:p>Result</text:p>
          </table:table-cell>
          <table:table-cell table:style-name="ce3"/>
          <table:table-cell table:style-name="ce18" table:formula="of:=SUM([.D22:.D23])" office:value-type="float" office:value="1390025369782.66" calcext:value-type="float">
            <text:p>1.39E+12</text:p>
          </table:table-cell>
          <table:table-cell table:style-name="ce3" table:formula="of:=[.E22]" office:value-type="float" office:value="36.4" calcext:value-type="float">
            <text:p>36.4</text:p>
          </table:table-cell>
          <table:table-cell table:style-name="ce3" table:formula="of:=[.F22]" office:value-type="float" office:value="55.6" calcext:value-type="float">
            <text:p>55.6</text:p>
          </table:table-cell>
          <table:table-cell table:style-name="ce3" table:formula="of:=[.G22]" office:value-type="float" office:value="121" calcext:value-type="float">
            <text:p>121</text:p>
          </table:table-cell>
          <table:table-cell table:style-name="ce26"/>
          <table:table-cell table:style-name="ce26" office:value-type="string" calcext:value-type="string">
            <text:p>1804800.0,576000.0,1804800.0,576000.0,576000.0,576000.0,1804800.0,864000.0,576000.0,576000.0,576000.0,576000.0,576000.0,576000.0,576000.0,576000.0,576000.0,576000.0,576000.0,576000.0</text:p>
          </table:table-cell>
          <table:table-cell table:style-name="ce4" table:number-columns-repeated="1015"/>
        </table:table-row>
        <table:table-row table:style-name="ro5">
          <table:table-cell table:style-name="ce4" table:number-columns-repeated="3"/>
          <table:table-cell table:style-name="ce30"/>
          <table:table-cell table:style-name="ce4" table:number-columns-repeated="4"/>
          <table:table-cell table:style-name="ce26" office:value-type="string" calcext:value-type="string">
            <text:p>1804800.0,576000.0,1804800.0,576000.0,576000.0,576000.0,1804800.0,576000.0,576000.0,576000.0,576000.0,576000.0,576000.0,576000.0,576000.0,576000.0,576000.0,576000.0,576000.0,576000.0</text:p>
          </table:table-cell>
          <table:table-cell table:style-name="ce4" table:number-columns-repeated="1015"/>
        </table:table-row>
        <table:table-row table:style-name="ro5">
          <table:table-cell table:style-name="ce1" table:number-columns-repeated="2"/>
          <table:table-cell table:style-name="ce20" table:number-columns-repeated="2"/>
          <table:table-cell table:style-name="ce1" table:number-columns-repeated="4"/>
          <table:table-cell table:style-name="ce5" office:value-type="string" calcext:value-type="string">
            <text:p>1804800.0,576000.0,1804800.0,576000.0,576000.0,576000.0,1804800.0,576000.0,576000.0,576000.0,576000.0,576000.0,576000.0,576000.0,576000.0,576000.0,576000.0,576000.0,576000.0,576000.0</text:p>
          </table:table-cell>
          <table:table-cell table:number-columns-repeated="1015"/>
        </table:table-row>
        <table:table-row table:style-name="ro5">
          <table:table-cell table:style-name="ce3" table:number-columns-repeated="2"/>
          <table:table-cell table:style-name="ce23" table:number-columns-repeated="2"/>
          <table:table-cell table:style-name="ce3" table:number-columns-repeated="4"/>
          <table:table-cell table:style-name="ce26" office:value-type="string" calcext:value-type="string">
            <text:p>1804800.0,576000.0,1804800.0,576000.0,576000.0,576000.0,1804800.0,576000.0,576000.0,576000.0,576000.0,576000.0,576000.0,614400.0,576000.0,576000.0,576000.0,576000.0,576000.0,576000.0</text:p>
          </table:table-cell>
          <table:table-cell table:style-name="ce3" table:number-columns-repeated="1015"/>
        </table:table-row>
        <table:table-row table:style-name="ro5">
          <table:table-cell table:number-columns-repeated="8"/>
          <table:table-cell table:style-name="ce26" office:value-type="string" calcext:value-type="string">
            <text:p>2208000.0,2208000.0,2208000.0,2208000.0,2208000.0,2208000.0,2208000.0,2208000.0,2208000.0,2208000.0,2208000.0,1900800.0,1900800.0,1900800.0,1900800.0,1900800.0,1900800.0,1900800.0,1900800.0,1900800.0</text:p>
          </table:table-cell>
          <table:table-cell table:number-columns-repeated="1015"/>
        </table:table-row>
        <table:table-row table:style-name="ro5">
          <table:table-cell table:number-columns-repeated="8"/>
          <table:table-cell table:style-name="ce26" office:value-type="string" calcext:value-type="string">
            <text:p>2400000.0,2400000.0,2400000.0,2400000.0,2400000.0,2400000.0,2400000.0,2400000.0,2400000.0,2400000.0,2400000.0,2304000.0,2304000.0,2304000.0,2304000.0,2304000.0,2304000.0,2304000.0,2304000.0,2304000.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6"/>
          <table:table-cell table:number-columns-repeated="1015"/>
        </table:table-row>
        <table:table-row table:style-name="ro10">
          <table:table-cell table:style-name="ce3"/>
          <table:table-cell table:style-name="ce7"/>
          <table:table-cell table:style-name="ce24"/>
          <table:table-cell table:style-name="ce23"/>
          <table:table-cell table:style-name="ce3" table:number-columns-repeated="4"/>
          <table:table-cell table:style-name="ce26"/>
          <table:table-cell table:style-name="ce3" table:number-columns-repeated="1015"/>
        </table:table-row>
        <table:table-row table:style-name="ro11">
          <table:table-cell/>
          <table:table-cell office:value-type="string" calcext:value-type="string">
            <text:p>Second Observation test : </text:p>
          </table:table-cell>
          <table:table-cell table:style-name="ce25" office:value-type="string" calcext:value-type="string">
            <text:p>simulation_sleep_time_ms = 10000; simulation_sampling = 20000; </text:p>
            <text:p>simulation_recovery_time = 1000;</text:p>
          </table:table-cell>
          <table:table-cell table:style-name="Default"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Number of threads</text:p>
          </table:table-cell>
          <table:table-cell table:style-name="ce5" office:value-type="string" calcext:value-type="string">
            <text:p>Old workload (badly computed in program)</text:p>
          </table:table-cell>
          <table:table-cell table:style-name="Default" office:value-type="string" calcext:value-type="string">
            <text:p>new workload</text:p>
          </table:table-cell>
          <table:table-cell table:style-name="ce5" office:value-type="string" calcext:value-type="string">
            <text:p>CPU consumption</text:p>
          </table:table-cell>
          <table:table-cell table:style-name="ce5" office:value-type="string" calcext:value-type="string">
            <text:p>Including smearing </text:p>
          </table:table-cell>
          <table:table-cell table:style-name="ce5" office:value-type="string" calcext:value-type="string">
            <text:p>Computed drain</text:p>
          </table:table-cell>
          <table:table-cell office:value-type="string" calcext:value-type="string">
            <text:p>temperatures</text:p>
          </table:table-cell>
          <table:table-cell office:value-type="string" calcext:value-type="string">
            <text:p>cores_freq (1-8)</text:p>
          </table:table-cell>
          <table:table-cell table:number-columns-repeated="1015"/>
        </table:table-row>
        <table:table-row table:style-name="ro12">
          <table:table-cell/>
          <table:table-cell table:style-name="ce6" office:value-type="string" calcext:value-type="string" table:number-columns-spanned="1" table:number-rows-spanned="2">
            <text:p>2 threads on little cores: One interactive thread and one CPU intensive thread</text:p>
          </table:table-cell>
          <table:table-cell office:value-type="float" office:value="275433" calcext:value-type="float">
            <text:p>275433</text:p>
          </table:table-cell>
          <table:table-cell office:value-type="float" office:value="228086739451.965" calcext:value-type="float">
            <text:p>2.28E+11</text:p>
          </table:table-cell>
          <table:table-cell office:value-type="float" office:value="51.9" calcext:value-type="float" table:number-columns-spanned="1" table:number-rows-spanned="2">
            <text:p>51.9</text:p>
          </table:table-cell>
          <table:table-cell office:value-type="float" office:value="72.3" calcext:value-type="float" table:number-columns-spanned="1" table:number-rows-spanned="2">
            <text:p>72.3</text:p>
          </table:table-cell>
          <table:table-cell office:value-type="float" office:value="74.5" calcext:value-type="float" table:number-columns-spanned="1" table:number-rows-spanned="2">
            <text:p>74.5</text:p>
          </table:table-cell>
          <table:table-cell table:style-name="ce5" office:value-type="string" calcext:value-type="string">
            <text:p>27000.0, 27000.0, 27000.0, 27000.0, 27000.0, 27000.0, 27000.0, 27000.0, 27000.0, 27000.0, 27000.0, 27000.0, 27000.0, 27000.0, 27000.0, 27000.0, 27000.0, 27000.0, 27000.0, 27000.0</text:p>
          </table:table-cell>
          <table:table-cell table:style-name="ce5"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number-columns-repeated="1015"/>
        </table:table-row>
        <table:table-row table:style-name="ro5">
          <table:table-cell table:style-name="ce1"/>
          <table:covered-table-cell/>
          <table:table-cell office:value-type="float" office:value="247344" calcext:value-type="float">
            <text:p>247344</text:p>
          </table:table-cell>
          <table:table-cell office:value-type="float" office:value="182292716409.676" calcext:value-type="float">
            <text:p>1.82E+11</text:p>
          </table:table-cell>
          <table:covered-table-cell table:number-columns-repeated="3"/>
          <table:table-cell table:style-name="ce1"/>
          <table:table-cell table:style-name="ce19"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style-name="ce1" table:number-columns-repeated="5"/>
          <table:table-cell table:number-columns-repeated="1010"/>
        </table:table-row>
        <table:table-row table:style-name="ro1">
          <table:table-cell table:style-name="ce3"/>
          <table:table-cell table:style-name="ce3" office:value-type="string" calcext:value-type="string">
            <text:p>result</text:p>
          </table:table-cell>
          <table:table-cell table:style-name="ce3" table:formula="of:=AVERAGE([.C34:.C35])" office:value-type="float" office:value="261388.5" calcext:value-type="float">
            <text:p>261388.5</text:p>
          </table:table-cell>
          <table:table-cell table:style-name="ce23" table:formula="of:=SUM([.D34:.D35])" office:value-type="float" office:value="410379455861.641" calcext:value-type="float">
            <text:p>4.10E+11</text:p>
          </table:table-cell>
          <table:table-cell table:style-name="ce3" table:formula="of:=[.E34]" office:value-type="float" office:value="51.9" calcext:value-type="float">
            <text:p>51.9</text:p>
          </table:table-cell>
          <table:table-cell table:style-name="ce3" table:formula="of:=[.F34]" office:value-type="float" office:value="72.3" calcext:value-type="float">
            <text:p>72.3</text:p>
          </table:table-cell>
          <table:table-cell table:style-name="ce3" table:formula="of:=[.G34]" office:value-type="float" office:value="74.5" calcext:value-type="float">
            <text:p>74.5</text:p>
          </table:table-cell>
          <table:table-cell table:style-name="ce3"/>
          <table:table-cell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1"/>
          <table:table-cell table:style-name="ce23"/>
          <table:table-cell table:style-name="ce3" table:number-columns-repeated="4"/>
          <table:table-cell table:style-name="ce3"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style-name="ce3" table:number-columns-repeated="1015"/>
        </table:table-row>
        <table:table-row table:style-name="ro1">
          <table:table-cell/>
          <table:table-cell table:style-name="ce5"/>
          <table:table-cell table:number-columns-repeated="6"/>
          <table:table-cell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26"/>
          <table:table-cell table:style-name="ce30"/>
          <table:table-cell table:style-name="ce4" table:number-columns-repeated="4"/>
          <table:table-cell table:style-name="ce4" office:value-type="string" calcext:value-type="string">
            <text:p>652800.0,652800.0,652800.0,652800.0,652800.0,652800.0,652800.0,652800.0,652800.0,652800.0,652800.0,652800.0,652800.0,652800.0,652800.0,652800.0,652800.0,652800.0,652800.0,652800.0</text:p>
          </table:table-cell>
          <table:table-cell table:style-name="ce4" table:number-columns-repeated="1015"/>
        </table:table-row>
        <table:table-row table:style-name="ro1">
          <table:table-cell table:style-name="ce3"/>
          <table:table-cell table:style-name="ce11" table:number-columns-repeated="2"/>
          <table:table-cell table:style-name="ce18"/>
          <table:table-cell table:style-name="ce3" table:number-columns-repeated="4"/>
          <table:table-cell table:style-name="ce3" office:value-type="string" calcext:value-type="string">
            <text:p>806400.0,806400.0,806400.0,806400.0,806400.0,806400.0,806400.0,806400.0,806400.0,806400.0,806400.0,806400.0,806400.0,806400.0,806400.0,806400.0,806400.0,806400.0,806400.0,806400.0</text:p>
          </table:table-cell>
          <table:table-cell table:style-name="ce3" table:number-columns-repeated="1015"/>
        </table:table-row>
        <table:table-row table:style-name="ro13">
          <table:table-cell/>
          <table:table-cell table:style-name="ce6" office:value-type="string" calcext:value-type="string" table:number-columns-spanned="1" table:number-rows-spanned="2">
            <text:p>One interactive thread on a little Core <text:s/>and one CPU intensive thread on a big core</text:p>
          </table:table-cell>
          <table:table-cell office:value-type="float" office:value="487313" calcext:value-type="float">
            <text:p>487313</text:p>
          </table:table-cell>
          <table:table-cell office:value-type="float" office:value="747847987421.128" calcext:value-type="float">
            <text:p>7.48E+11</text:p>
          </table:table-cell>
          <table:table-cell table:formula="of:=43.2" office:value-type="float" office:value="43.2" calcext:value-type="float" table:number-columns-spanned="1" table:number-rows-spanned="2">
            <text:p>43.2</text:p>
          </table:table-cell>
          <table:table-cell office:value-type="float" office:value="63.7" calcext:value-type="float" table:number-columns-spanned="1" table:number-rows-spanned="2">
            <text:p>63.7</text:p>
          </table:table-cell>
          <table:table-cell office:value-type="float" office:value="65.9" calcext:value-type="float" table:number-columns-spanned="1" table:number-rows-spanned="2">
            <text:p>65.9</text:p>
          </table:table-cell>
          <table:table-cell office:value-type="string" calcext:value-type="string">
            <text:p>23000.0, 23000.0, 23000.0, 23000.0, 23000.0, 23000.0, 23000.0, 23000.0, 23000.0, 23000.0, 23000.0, 23000.0, 23000.0, 23000.0, 23000.0, 23000.0, 23000.0, 23000.0, 23000.0, 23000.0</text:p>
          </table:table-cell>
          <table:table-cell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number-columns-repeated="1015"/>
        </table:table-row>
        <table:table-row table:style-name="ro1">
          <table:table-cell/>
          <table:covered-table-cell/>
          <table:table-cell office:value-type="float" office:value="195558" calcext:value-type="float">
            <text:p>195558</text:p>
          </table:table-cell>
          <table:table-cell office:value-type="float" office:value="111705087033.353" calcext:value-type="float">
            <text:p>1.12E+11</text:p>
          </table:table-cell>
          <table:covered-table-cell table:number-columns-repeated="3"/>
          <table:table-cell/>
          <table:table-cell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>
            <text:p>result</text:p>
          </table:table-cell>
          <table:table-cell table:style-name="ce3"/>
          <table:table-cell table:style-name="ce18" table:formula="of:=SUM([.D42:.D43])" office:value-type="float" office:value="859553074454.482" calcext:value-type="float">
            <text:p>8.60E+11</text:p>
          </table:table-cell>
          <table:table-cell table:style-name="ce3" table:formula="of:=[.E42]" office:value-type="float" office:value="43.2" calcext:value-type="float">
            <text:p>43.2</text:p>
          </table:table-cell>
          <table:table-cell table:style-name="ce3" table:formula="of:=[.F42]" office:value-type="float" office:value="63.7" calcext:value-type="float">
            <text:p>63.7</text:p>
          </table:table-cell>
          <table:table-cell table:style-name="ce3" table:formula="of:=[.G42]" office:value-type="float" office:value="65.9" calcext:value-type="float">
            <text:p>65.9</text:p>
          </table:table-cell>
          <table:table-cell table:style-name="ce3"/>
          <table:table-cell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1"/>
          <table:table-cell table:style-name="ce18"/>
          <table:table-cell table:style-name="ce3" table:number-columns-repeated="4"/>
          <table:table-cell table:style-name="ce3"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/>
          <table:table-cell table:style-name="ce3"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652800.0,652800.0,652800.0,652800.0,652800.0,652800.0,652800.0,652800.0,652800.0,652800.0,652800.0,652800.0,1478400.0,652800.0,652800.0,652800.0,652800.0,652800.0,652800.0,652800.0</text:p>
          </table:table-cell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1"/>
          <table:table-cell table:style-name="ce18"/>
          <table:table-cell table:style-name="ce3" table:number-columns-repeated="4"/>
          <table:table-cell table:style-name="ce3" office:value-type="string" calcext:value-type="string">
            <text:p>2400000.0,2400000.0,2400000.0,2400000.0,2400000.0,2400000.0,2400000.0,2400000.0,2400000.0,2400000.0,2400000.0,2400000.0,2400000.0,2400000.0,2400000.0,2400000.0,2400000.0,2400000.0,2400000.0,2400000.0</text:p>
          </table:table-cell>
          <table:table-cell/>
          <table:table-cell table:style-name="ce3" table:number-columns-repeated="1014"/>
        </table:table-row>
        <table:table-row table:style-name="ro1">
          <table:table-cell table:style-name="ce4"/>
          <table:table-cell table:style-name="ce13" office:value-type="string" calcext:value-type="string" table:number-columns-spanned="1" table:number-rows-spanned="2">
            <text:p>2 threads on BIG cores: One interactive thread and one CPU intensive thread</text:p>
          </table:table-cell>
          <table:table-cell table:style-name="ce4" office:value-type="float" office:value="496975" calcext:value-type="float">
            <text:p>496975</text:p>
          </table:table-cell>
          <table:table-cell table:style-name="ce21" office:value-type="float" office:value="779009485645.671" calcext:value-type="float">
            <text:p>7.79E+11</text:p>
          </table:table-cell>
          <table:table-cell table:style-name="ce4" office:value-type="float" office:value="34.2" calcext:value-type="float" table:number-columns-spanned="1" table:number-rows-spanned="2">
            <text:p>34.2</text:p>
          </table:table-cell>
          <table:table-cell table:style-name="ce4" office:value-type="float" office:value="53.4" calcext:value-type="float" table:number-columns-spanned="1" table:number-rows-spanned="2">
            <text:p>53.4</text:p>
          </table:table-cell>
          <table:table-cell table:style-name="ce4" office:value-type="float" office:value="111" calcext:value-type="float" table:number-columns-spanned="1" table:number-rows-spanned="2">
            <text:p>111</text:p>
          </table:table-cell>
          <table:table-cell table:style-name="ce4" office:value-type="string" calcext:value-type="string">
            <text:p>28000.0, 28000.0, 28000.0, 28000.0, 28000.0, 28000.0, 28000.0, 28000.0, 28000.0, 28000.0, 28000.0, 28000.0, 28000.0, 28000.0, 28000.0, 28000.0, 28000.0, 28000.0, 28000.0, 28000.0, 28000.0</text:p>
          </table:table-cell>
          <table:table-cell table:style-name="ce4" office:value-type="string" calcext:value-type="string">
            <text:p>576000.0,576000.0,576000.0,576000.0,576000.0,576000.0,576000.0,576000.0,576000.0,576000.0,576000.0,576000.0,1363200.0,576000.0,1363200.0,576000.0,864000.0,576000.0,864000.0,576000.0,864000.0</text:p>
          </table:table-cell>
          <table:table-cell/>
          <table:table-cell table:style-name="ce4" table:number-columns-repeated="1014"/>
        </table:table-row>
        <table:table-row table:style-name="ro14">
          <table:table-cell table:style-name="ce3"/>
          <table:covered-table-cell table:style-name="ce3"/>
          <table:table-cell table:style-name="ce4" office:value-type="float" office:value="368228" calcext:value-type="float">
            <text:p>368228</text:p>
          </table:table-cell>
          <table:table-cell table:style-name="ce21" office:value-type="float" office:value="417505207992.664" calcext:value-type="float">
            <text:p>4.18E+11</text:p>
          </table:table-cell>
          <table:covered-table-cell table:number-columns-repeated="3" table:style-name="ce4"/>
          <table:table-cell table:style-name="ce3"/>
          <table:table-cell table:style-name="ce4" office:value-type="string" calcext:value-type="string">
            <text:p>576000.0,576000.0,576000.0,576000.0,576000.0,576000.0,576000.0,576000.0,576000.0,576000.0,576000.0,576000.0,1363200.0,576000.0,1363200.0,576000.0,864000.0,576000.0,864000.0,576000.0,1804800.0</text:p>
          </table:table-cell>
          <table:table-cell/>
          <table:table-cell table:style-name="ce3" table:number-columns-repeated="1014"/>
        </table:table-row>
        <table:table-row table:style-name="ro1">
          <table:table-cell/>
          <table:table-cell table:style-name="ce12" office:value-type="string" calcext:value-type="string">
            <text:p>Result</text:p>
          </table:table-cell>
          <table:table-cell table:style-name="ce3" table:formula="of:=AVERAGE([.C50:.C51])" office:value-type="float" office:value="432601.5" calcext:value-type="float">
            <text:p>432601.5</text:p>
          </table:table-cell>
          <table:table-cell table:style-name="ce18" table:formula="of:=SUM([.D50:.D51])" office:value-type="float" office:value="1196514693638.33" calcext:value-type="float">
            <text:p>1.20E+12</text:p>
          </table:table-cell>
          <table:table-cell table:style-name="ce3" table:formula="of:=[.E50]" office:value-type="float" office:value="34.2" calcext:value-type="float">
            <text:p>34.2</text:p>
          </table:table-cell>
          <table:table-cell table:style-name="ce3" table:formula="of:=[.F50]" office:value-type="float" office:value="53.4" calcext:value-type="float">
            <text:p>53.4</text:p>
          </table:table-cell>
          <table:table-cell table:style-name="ce3" table:formula="of:=[.G50]" office:value-type="float" office:value="111" calcext:value-type="float">
            <text:p>111</text:p>
          </table:table-cell>
          <table:table-cell table:style-name="ce3"/>
          <table:table-cell table:style-name="ce4" office:value-type="string" calcext:value-type="string">
            <text:p>614400.0,576000.0,576000.0,576000.0,576000.0,576000.0,576000.0,576000.0,576000.0,576000.0,576000.0,576000.0,576000.0,576000.0,576000.0,576000.0,576000.0,576000.0,576000.0,576000.0,1804800.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7"/>
          <table:table-cell table:number-columns-repeated="5"/>
          <table:table-cell table:style-name="ce4" office:value-type="string" calcext:value-type="string">
            <text:p>614400.0,576000.0,576000.0,576000.0,576000.0,576000.0,576000.0,576000.0,576000.0,576000.0,576000.0,576000.0,576000.0,576000.0,576000.0,576000.0,576000.0,576000.0,576000.0,576000.0,1804800.0</text:p>
          </table:table-cell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1"/>
          <table:table-cell table:style-name="ce18"/>
          <table:table-cell table:style-name="ce3" table:number-columns-repeated="4"/>
          <table:table-cell table:style-name="ce4" office:value-type="string" calcext:value-type="string">
            <text:p>902400.0,576000.0,576000.0,576000.0,576000.0,576000.0,576000.0,576000.0,576000.0,576000.0,576000.0,576000.0,576000.0,576000.0,576000.0,576000.0,576000.0,576000.0,576000.0,576000.0,1804800.0</text:p>
          </table:table-cell>
          <table:table-cell/>
          <table:table-cell table:style-name="ce3" table:number-columns-repeated="1014"/>
        </table:table-row>
        <table:table-row table:style-name="ro1">
          <table:table-cell/>
          <table:table-cell table:style-name="ce5"/>
          <table:table-cell table:number-columns-repeated="6"/>
          <table:table-cell table:style-name="ce4" office:value-type="string" calcext:value-type="string">
            <text:p>1804800.0,576000.0,576000.0,576000.0,576000.0,576000.0,576000.0,576000.0,576000.0,614400.0,1363200.0,576000.0,576000.0,576000.0,576000.0,576000.0,576000.0,576000.0,576000.0,576000.0,1804800.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string" calcext:value-type="string">
            <text:p>2208000.0,2208000.0,2208000.0,2208000.0,2208000.0,2208000.0,2208000.0,2208000.0,2208000.0,2208000.0,2208000.0,2208000.0,2208000.0,2208000.0,2208000.0,2208000.0,2208000.0,2208000.0,2208000.0,2208000.0,2208000.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string" calcext:value-type="string">
            <text:p>2400000.0,2400000.0,2400000.0,2400000.0,2400000.0,2400000.0,2400000.0,2400000.0,2400000.0,2400000.0,2400000.0,2400000.0,2400000.0,2400000.0,2400000.0,2400000.0,2400000.0,2400000.0,2400000.0,2400000.0,806400.0</text:p>
          </table:table-cell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1"/>
          <table:table-cell table:style-name="ce18"/>
          <table:table-cell table:style-name="ce3" table:number-columns-repeated="1020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Third Observation test : </text:p>
          </table:table-cell>
          <table:table-cell table:style-name="ce25" office:value-type="string" office:string-value="simulation_sleep_time_ms = 900; // in mssimulation_sampling = 1000; //simulation_recovery_time = 70;" calcext:value-type="string">
            <text:p><text:span text:style-name="T7">simulation_sleep_time_ms </text:span><text:span text:style-name="T8">= </text:span><text:span text:style-name="T9">900</text:span><text:span text:style-name="T10">; </text:span><text:span text:style-name="T11">// in ms</text:span><text:span text:style-name="T11"/><text:span text:style-name="T12">simulation_sampling </text:span><text:span text:style-name="T8">= </text:span><text:span text:style-name="T9">1000</text:span><text:span text:style-name="T10">; </text:span><text:span text:style-name="T11">//</text:span><text:span text:style-name="T11"/><text:span text:style-name="T11"/><text:span text:style-name="T12">simulation_recovery_time </text:span><text:span text:style-name="T8">= </text:span><text:span text:style-name="T9">70</text:span><text:span text:style-name="T10">;</text:span></text:p>
          </table:table-cell>
          <table:table-cell table:style-name="Default"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Number of threads</text:p>
          </table:table-cell>
          <table:table-cell table:style-name="ce5" office:value-type="string" calcext:value-type="string">
            <text:p>Old workload (badly computed in program)</text:p>
          </table:table-cell>
          <table:table-cell table:style-name="Default" office:value-type="string" calcext:value-type="string">
            <text:p>new workload</text:p>
          </table:table-cell>
          <table:table-cell table:style-name="ce5" office:value-type="string" calcext:value-type="string">
            <text:p>CPU consumption</text:p>
          </table:table-cell>
          <table:table-cell table:style-name="ce5" office:value-type="string" calcext:value-type="string">
            <text:p>Including smearing </text:p>
          </table:table-cell>
          <table:table-cell table:style-name="ce5" office:value-type="string" calcext:value-type="string">
            <text:p>Computed drain</text:p>
          </table:table-cell>
          <table:table-cell office:value-type="string" calcext:value-type="string">
            <text:p>temperatures</text:p>
          </table:table-cell>
          <table:table-cell office:value-type="string" calcext:value-type="string">
            <text:p>cores_freq (1-8)</text:p>
          </table:table-cell>
          <table:table-cell table:number-columns-repeated="1015"/>
        </table:table-row>
        <table:table-row table:style-name="ro15">
          <table:table-cell/>
          <table:table-cell table:style-name="ce6" office:value-type="string" calcext:value-type="string" table:number-columns-spanned="1" table:number-rows-spanned="2">
            <text:p>2 threads on little cores: One interactive thread and one CPU intensive thread</text:p>
          </table:table-cell>
          <table:table-cell office:value-type="float" office:value="227583" calcext:value-type="float">
            <text:p>227583</text:p>
          </table:table-cell>
          <table:table-cell office:value-type="float" office:value="153250465589.975" calcext:value-type="float">
            <text:p>1.53E+11</text:p>
          </table:table-cell>
          <table:table-cell office:value-type="float" office:value="42.3" calcext:value-type="float" table:number-columns-spanned="1" table:number-rows-spanned="2">
            <text:p>42.3</text:p>
          </table:table-cell>
          <table:table-cell office:value-type="float" office:value="62.3" calcext:value-type="float" table:number-columns-spanned="1" table:number-rows-spanned="2">
            <text:p>62.3</text:p>
          </table:table-cell>
          <table:table-cell office:value-type="float" office:value="83.3" calcext:value-type="float" table:number-columns-spanned="1" table:number-rows-spanned="2">
            <text:p>83.3</text:p>
          </table:table-cell>
          <table:table-cell table:style-name="ce5" office:value-type="string" calcext:value-type="string">
            <text:p>27000.0, 27000.0, 27000.0, 27000.0, 27000.0, 27000.0, 27000.0, 27000.0, 27000.0, 27000.0, 27000.0, 27000.0, 27000.0, 27000.0, 27000.0, 27000.0, 27000.0, 27000.0, 27000.0, 27000.0</text:p>
          </table:table-cell>
          <table:table-cell table:style-name="ce5"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number-columns-repeated="1015"/>
        </table:table-row>
        <table:table-row table:style-name="ro5">
          <table:table-cell table:style-name="ce3"/>
          <table:covered-table-cell/>
          <table:table-cell office:value-type="float" office:value="179634" calcext:value-type="float">
            <text:p>179634</text:p>
          </table:table-cell>
          <table:table-cell office:value-type="float" office:value="93568696206.5536" calcext:value-type="float">
            <text:p>9.36E+10</text:p>
          </table:table-cell>
          <table:covered-table-cell table:number-columns-repeated="3"/>
          <table:table-cell table:style-name="ce1"/>
          <table:table-cell table:style-name="ce19"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style-name="ce1" table:number-columns-repeated="3"/>
          <table:table-cell table:style-name="ce3" table:number-columns-repeated="1012"/>
        </table:table-row>
        <table:table-row table:style-name="ro1">
          <table:table-cell/>
          <table:table-cell table:style-name="ce3" office:value-type="string" calcext:value-type="string">
            <text:p>result</text:p>
          </table:table-cell>
          <table:table-cell table:style-name="ce3" table:formula="of:=AVERAGE([.C62:.C63])" office:value-type="float" office:value="203608.5" calcext:value-type="float">
            <text:p>203608.5</text:p>
          </table:table-cell>
          <table:table-cell table:style-name="ce23" table:formula="of:=SUM([.D62:.D63])" office:value-type="float" office:value="246819161796.528" calcext:value-type="float">
            <text:p>2.47E+11</text:p>
          </table:table-cell>
          <table:table-cell table:style-name="ce3" table:formula="of:=[.E62]" office:value-type="float" office:value="42.3" calcext:value-type="float">
            <text:p>42.3</text:p>
          </table:table-cell>
          <table:table-cell table:style-name="ce3" table:formula="of:=[.F62]" office:value-type="float" office:value="62.3" calcext:value-type="float">
            <text:p>62.3</text:p>
          </table:table-cell>
          <table:table-cell table:style-name="ce3" table:formula="of:=[.G62]" office:value-type="float" office:value="83.3" calcext:value-type="float">
            <text:p>83.3</text:p>
          </table:table-cell>
          <table:table-cell table:style-name="ce3"/>
          <table:table-cell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style-name="ce11"/>
          <table:table-cell table:style-name="ce23"/>
          <table:table-cell table:style-name="ce3" table:number-columns-repeated="4"/>
          <table:table-cell table:style-name="ce3"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style-name="ce3" table:number-columns-repeated="3"/>
          <table:table-cell table:number-columns-repeated="1012"/>
        </table:table-row>
        <table:table-row table:style-name="ro1">
          <table:table-cell/>
          <table:table-cell table:style-name="ce5"/>
          <table:table-cell table:number-columns-repeated="6"/>
          <table:table-cell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style-name="ce26"/>
          <table:table-cell table:style-name="ce30"/>
          <table:table-cell table:style-name="ce4" table:number-columns-repeated="4"/>
          <table:table-cell table:style-name="ce4" office:value-type="string" calcext:value-type="string">
            <text:p>652800.0,652800.0,652800.0,652800.0,652800.0,652800.0,652800.0,652800.0,652800.0,652800.0,652800.0,652800.0,652800.0,652800.0,652800.0,652800.0,652800.0,652800.0,652800.0,652800.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3"/>
          <table:table-cell table:style-name="ce11" table:number-columns-repeated="2"/>
          <table:table-cell table:style-name="ce18"/>
          <table:table-cell table:style-name="ce3" table:number-columns-repeated="4"/>
          <table:table-cell table:style-name="ce3" office:value-type="string" calcext:value-type="string">
            <text:p>806400.0,806400.0,806400.0,806400.0,806400.0,806400.0,806400.0,806400.0,806400.0,806400.0,806400.0,806400.0,806400.0,806400.0,806400.0,806400.0,806400.0,806400.0,806400.0,806400.0</text:p>
          </table:table-cell>
          <table:table-cell table:style-name="ce3" table:number-columns-repeated="1015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One interactive thread on a little Core <text:s/>and one CPU intensive thread on a big core</text:p>
          </table:table-cell>
          <table:table-cell office:value-type="float" office:value="477297" calcext:value-type="float">
            <text:p>477297</text:p>
          </table:table-cell>
          <table:table-cell office:value-type="float" office:value="716239363776.911" calcext:value-type="float">
            <text:p>7.16E+11</text:p>
          </table:table-cell>
          <table:table-cell office:value-type="float" office:value="29.4" calcext:value-type="float" table:number-columns-spanned="1" table:number-rows-spanned="2">
            <text:p>29.4</text:p>
          </table:table-cell>
          <table:table-cell office:value-type="float" office:value="49.7" calcext:value-type="float" table:number-columns-spanned="1" table:number-rows-spanned="2">
            <text:p>49.7</text:p>
          </table:table-cell>
          <table:table-cell office:value-type="float" office:value="52" calcext:value-type="float" table:number-columns-spanned="1" table:number-rows-spanned="2">
            <text:p>52</text:p>
          </table:table-cell>
          <table:table-cell office:value-type="string" calcext:value-type="string">
            <text:p>28000.0, 28000.0, 28000.0, 28000.0, 28000.0, 28000.0, 28000.0, 28000.0, 28000.0, 28000.0, 28000.0, 28000.0, 28000.0, 28000.0, 28000.0, 28000.0, 28000.0, 28000.0, 28000.0, 28000.0, 28000.0</text:p>
          </table:table-cell>
          <table:table-cell office:value-type="string" calcext:value-type="string">
            <text:p>1804800.0,1804800.0,1804800.0,1804800.0,1804800.0,1804800.0,1804800.0,1804800.0,1804800.0,1804800.0,1804800.0,1804800.0,1804800.0,1804800.0,1804800.0,1804800.0,1804800.0,1804800.0,1804800.0,1804800.0,1804800.0</text:p>
          </table:table-cell>
          <table:table-cell table:number-columns-repeated="1015"/>
        </table:table-row>
        <table:table-row table:style-name="ro1">
          <table:table-cell/>
          <table:covered-table-cell/>
          <table:table-cell office:value-type="float" office:value="177530" calcext:value-type="float">
            <text:p>177530</text:p>
          </table:table-cell>
          <table:table-cell office:value-type="float" office:value="91296827413.8845" calcext:value-type="float">
            <text:p>9.13E+10</text:p>
          </table:table-cell>
          <table:covered-table-cell table:number-columns-repeated="3"/>
          <table:table-cell/>
          <table:table-cell office:value-type="string" calcext:value-type="string">
            <text:p>1804800.0,1804800.0,1804800.0,1804800.0,1804800.0,1804800.0,1804800.0,1804800.0,1804800.0,1804800.0,1804800.0,1804800.0,1804800.0,1804800.0,1804800.0,1804800.0,1804800.0,1804800.0,1804800.0,1804800.0,1804800.0</text:p>
          </table:table-cell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>
            <text:p>result</text:p>
          </table:table-cell>
          <table:table-cell table:style-name="ce3"/>
          <table:table-cell table:style-name="ce18" table:formula="of:=SUM([.D70:.D71])" office:value-type="float" office:value="807536191190.795" calcext:value-type="float">
            <text:p>8.08E+11</text:p>
          </table:table-cell>
          <table:table-cell table:style-name="ce3" table:formula="of:=[.E70]" office:value-type="float" office:value="29.4" calcext:value-type="float">
            <text:p>29.4</text:p>
          </table:table-cell>
          <table:table-cell table:style-name="ce3" table:formula="of:=[.F70]" office:value-type="float" office:value="49.7" calcext:value-type="float">
            <text:p>49.7</text:p>
          </table:table-cell>
          <table:table-cell table:style-name="ce3" table:formula="of:=[.G70]" office:value-type="float" office:value="52" calcext:value-type="float">
            <text:p>52</text:p>
          </table:table-cell>
          <table:table-cell table:style-name="ce3"/>
          <table:table-cell office:value-type="string" calcext:value-type="string">
            <text:p>1804800.0,1804800.0,1804800.0,1804800.0,1804800.0,1804800.0,1804800.0,1804800.0,1804800.0,1804800.0,1804800.0,1804800.0,1804800.0,1804800.0,1804800.0,1804800.0,1804800.0,1804800.0,1804800.0,1804800.0,1804800.0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1804800.0,1804800.0,1804800.0,1804800.0,1804800.0,1804800.0,1804800.0,1804800.0,1804800.0,1804800.0,1804800.0,1804800.0,1804800.0,1804800.0,1804800.0,1804800.0,1804800.0,1804800.0,1804800.0,1804800.0,1804800.0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1804800.0,1804800.0,1804800.0,1804800.0,1804800.0,1804800.0,1804800.0,1804800.0,1804800.0,1804800.0,1804800.0,1804800.0,1804800.0,1804800.0,1804800.0,1804800.0,1804800.0,1804800.0,1804800.0,1804800.0,1804800.0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style-name="ce11"/>
          <table:table-cell table:style-name="ce18"/>
          <table:table-cell table:style-name="ce3" table:number-columns-repeated="4"/>
          <table:table-cell table:style-name="ce3" office:value-type="string" calcext:value-type="string">
            <text:p>1804800.0,1804800.0,1804800.0,1804800.0,1804800.0,1804800.0,1804800.0,1804800.0,1804800.0,1804800.0,1804800.0,1804800.0,1804800.0,1804800.0,1804800.0,1804800.0,1804800.0,1804800.0,1804800.0,1804800.0,1804800.0</text:p>
          </table:table-cell>
          <table:table-cell table:style-name="ce3" table:number-columns-repeated="3"/>
          <table:table-cell table:number-columns-repeated="1012"/>
        </table:table-row>
        <table:table-row table:style-name="ro1">
          <table:table-cell table:style-name="ce3"/>
          <table:table-cell table:number-columns-repeated="7"/>
          <table:table-cell office:value-type="string" calcext:value-type="string">
            <text:p>2208000.0,2208000.0,2208000.0,2208000.0,2208000.0,2208000.0,2208000.0,2208000.0,2208000.0,2208000.0,2208000.0,2208000.0,2208000.0,2208000.0,2208000.0,2208000.0,2208000.0,2208000.0,2208000.0,2208000.0,940800.0</text:p>
          </table:table-cell>
          <table:table-cell table:number-columns-repeated="3"/>
          <table:table-cell table:style-name="ce3" table:number-columns-repeated="1012"/>
        </table:table-row>
        <table:table-row table:style-name="ro1">
          <table:table-cell/>
          <table:table-cell table:style-name="ce3"/>
          <table:table-cell table:style-name="ce11"/>
          <table:table-cell table:style-name="ce18"/>
          <table:table-cell table:style-name="ce3" table:number-columns-repeated="4"/>
          <table:table-cell table:style-name="ce3" office:value-type="string" calcext:value-type="string">
            <text:p>806400.0,806400.0,806400.0,806400.0,806400.0,806400.0,806400.0,806400.0,1094400.0,806400.0,806400.0,806400.0,806400.0,806400.0,806400.0,806400.0,806400.0,806400.0,806400.0,806400.0,806400.0</text:p>
          </table:table-cell>
          <table:table-cell table:style-name="ce3" table:number-columns-repeated="3"/>
          <table:table-cell table:number-columns-repeated="1012"/>
        </table:table-row>
        <table:table-row table:style-name="ro1">
          <table:table-cell/>
          <table:table-cell table:style-name="ce13" office:value-type="string" calcext:value-type="string" table:number-columns-spanned="1" table:number-rows-spanned="2">
            <text:p>2 threads on BIG cores: One interactive thread and one CPU intensive thread</text:p>
          </table:table-cell>
          <table:table-cell table:style-name="ce4" office:value-type="float" office:value="496049" calcext:value-type="float">
            <text:p>496049</text:p>
          </table:table-cell>
          <table:table-cell table:style-name="ce21" office:value-type="float" office:value="775994452995.11" calcext:value-type="float">
            <text:p>7.76E+11</text:p>
          </table:table-cell>
          <table:table-cell table:style-name="ce4" office:value-type="float" office:value="24.8" calcext:value-type="float" table:number-columns-spanned="1" table:number-rows-spanned="2">
            <text:p>24.8</text:p>
          </table:table-cell>
          <table:table-cell table:style-name="ce4" office:value-type="float" office:value="44.9" calcext:value-type="float" table:number-columns-spanned="1" table:number-rows-spanned="2">
            <text:p>44.9</text:p>
          </table:table-cell>
          <table:table-cell table:style-name="ce4" office:value-type="float" office:value="47.1" calcext:value-type="float" table:number-columns-spanned="1" table:number-rows-spanned="2">
            <text:p>47.1</text:p>
          </table:table-cell>
          <table:table-cell table:style-name="ce4" office:value-type="string" calcext:value-type="string">
            <text:p>31000.0, 31000.0, 31000.0, 31000.0, 31000.0, 31000.0, 31000.0, 31000.0, 31000.0, 31000.0, 31000.0, 31000.0, 31000.0, 31000.0, 31000.0, 31000.0, 31000.0, 31000.0, 31000.0, 31000.0</text:p>
          </table:table-cell>
          <table:table-cell table:style-name="ce4" office:value-type="string" calcext:value-type="string">
            <text:p>576000.0,864000.0,864000.0,864000.0,864000.0,614400.0,614400.0,576000.0,576000.0,576000.0,576000.0,576000.0,576000.0,1363200.0,1363200.0,1363200.0,864000.0,864000.0,864000.0,614400.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3"/>
          <table:covered-table-cell table:style-name="ce3"/>
          <table:table-cell table:style-name="ce4" office:value-type="float" office:value="245036" calcext:value-type="float">
            <text:p>245036</text:p>
          </table:table-cell>
          <table:table-cell table:style-name="ce21" office:value-type="float" office:value="178765882108.086" calcext:value-type="float">
            <text:p>1.79E+11</text:p>
          </table:table-cell>
          <table:covered-table-cell table:number-columns-repeated="3" table:style-name="ce4"/>
          <table:table-cell table:style-name="ce3"/>
          <table:table-cell table:style-name="ce3" office:value-type="string" calcext:value-type="string">
            <text:p>576000.0,864000.0,576000.0,864000.0,864000.0,614400.0,614400.0,576000.0,576000.0,576000.0,576000.0,576000.0,576000.0,1363200.0,1363200.0,1363200.0,864000.0,864000.0,864000.0,576000.0</text:p>
          </table:table-cell>
          <table:table-cell table:style-name="ce4"/>
          <table:table-cell table:style-name="ce3" table:number-columns-repeated="1014"/>
        </table:table-row>
        <table:table-row table:style-name="ro1">
          <table:table-cell/>
          <table:table-cell table:style-name="ce12" office:value-type="string" calcext:value-type="string">
            <text:p>Result</text:p>
          </table:table-cell>
          <table:table-cell table:style-name="ce3" table:formula="of:=AVERAGE([.C78:.C79])" office:value-type="float" office:value="370542.5" calcext:value-type="float">
            <text:p>370542.5</text:p>
          </table:table-cell>
          <table:table-cell table:style-name="ce18" table:formula="of:=SUM([.D78:.D79])" office:value-type="float" office:value="954760335103.196" calcext:value-type="float">
            <text:p>9.55E+11</text:p>
          </table:table-cell>
          <table:table-cell table:style-name="ce3" table:formula="of:=[.E78]" office:value-type="float" office:value="24.8" calcext:value-type="float">
            <text:p>24.8</text:p>
          </table:table-cell>
          <table:table-cell table:style-name="ce3" table:formula="of:=[.F78]" office:value-type="float" office:value="44.9" calcext:value-type="float">
            <text:p>44.9</text:p>
          </table:table-cell>
          <table:table-cell table:style-name="ce3" table:formula="of:=[.G78]" office:value-type="float" office:value="47.1" calcext:value-type="float">
            <text:p>47.1</text:p>
          </table:table-cell>
          <table:table-cell table:style-name="ce3"/>
          <table:table-cell office:value-type="string" calcext:value-type="string">
            <text:p>576000.0,576000.0,576000.0,576000.0,576000.0,576000.0,576000.0,576000.0,576000.0,576000.0,576000.0,576000.0,576000.0,1363200.0,576000.0,576000.0,576000.0,576000.0,576000.0,576000.0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2"/>
          <table:table-cell table:style-name="ce17"/>
          <table:table-cell table:number-columns-repeated="5"/>
          <table:table-cell office:value-type="string" calcext:value-type="string">
            <text:p>864000.0,576000.0,576000.0,576000.0,576000.0,576000.0,576000.0,576000.0,576000.0,576000.0,576000.0,576000.0,576000.0,1363200.0,576000.0,576000.0,576000.0,576000.0,576000.0,576000.0</text:p>
          </table:table-cell>
          <table:table-cell table:style-name="ce4"/>
          <table:table-cell table:number-columns-repeated="1014"/>
        </table:table-row>
        <table:table-row table:style-name="ro1">
          <table:table-cell/>
          <table:table-cell table:style-name="ce3"/>
          <table:table-cell table:style-name="ce11"/>
          <table:table-cell table:style-name="ce18"/>
          <table:table-cell table:style-name="ce3" table:number-columns-repeated="4"/>
          <table:table-cell table:style-name="ce3" office:value-type="string" calcext:value-type="string">
            <text:p>864000.0,576000.0,576000.0,576000.0,576000.0,576000.0,576000.0,576000.0,576000.0,576000.0,576000.0,576000.0,576000.0,864000.0,576000.0,576000.0,576000.0,576000.0,576000.0,576000.0</text:p>
          </table:table-cell>
          <table:table-cell table:style-name="ce4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3"/>
          <table:table-cell table:style-name="ce5"/>
          <table:table-cell table:number-columns-repeated="6"/>
          <table:table-cell office:value-type="string" calcext:value-type="string">
            <text:p>1804800.0,576000.0,576000.0,576000.0,576000.0,576000.0,576000.0,576000.0,576000.0,576000.0,576000.0,576000.0,576000.0,864000.0,576000.0,576000.0,576000.0,576000.0,576000.0,576000.0</text:p>
          </table:table-cell>
          <table:table-cell table:style-name="ce4"/>
          <table:table-cell table:number-columns-repeated="2"/>
          <table:table-cell table:style-name="ce3"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2208000.0,2208000.0,2208000.0,2208000.0,2208000.0,2208000.0,2208000.0,2208000.0,2208000.0,2208000.0,2208000.0,2208000.0,2208000.0,2208000.0,2208000.0,2208000.0,2208000.0,2208000.0,2208000.0,2208000.0,2208000.0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2400000.0,2400000.0,2400000.0,2400000.0,2400000.0,2400000.0,2400000.0,2400000.0,2400000.0,2400000.0,2400000.0,2400000.0,2400000.0,2400000.0,2400000.0,2400000.0,2400000.0,2400000.0,2400000.0,2400000.0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2"/>
          <table:table-cell table:style-name="ce11"/>
          <table:table-cell table:style-name="ce18"/>
          <table:table-cell table:style-name="ce3" table:number-columns-repeated="1020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11"/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/00/0000</text:date>, <text:time style:data-style-name="N2" text:time-value="16:54:40.9210270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0T14:53:05.071620902</meta:creation-date>
    <meta:editing-duration>PT21H20M12S</meta:editing-duration>
    <meta:editing-cycles>19</meta:editing-cycles>
    <meta:generator>LibreOffice/6.4.7.2$Linux_X86_64 LibreOffice_project/40$Build-2</meta:generator>
    <dc:date>2022-03-01T18:28:16.554018301</dc:date>
    <meta:document-statistic meta:table-count="1" meta:cell-count="236" meta:object-count="0"/>
  </office:meta>
</office:document-meta>
</file>